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6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6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I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6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6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6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6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6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6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6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6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6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 table:number-rows-repeated="7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 table:number-rows-repeated="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6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6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110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6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6" table:number-rows-repeated="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6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6" table:number-rows-repeated="7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6" table:number-rows-repeated="4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6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6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3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6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6" table:number-rows-repeated="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6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6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6" table:number-rows-repeated="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6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6" table:number-rows-repeated="2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6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6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6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6" table:number-rows-repeated="1044494">
          <table:table-cell table:number-columns-repeated="38"/>
        </table:table-row>
        <table:table-row table:style-name="ro6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2">
          <table:table-cell table:number-columns-repeated="26"/>
        </table:table-row>
        <table:table-row table:style-name="ro4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3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/00/0000</text:date>, <text:time style:data-style-name="N2" text:time-value="0000-00-00T12:41:1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6$MacOSX_x86 LibreOffice_project/e29a214-2bbed72-0621de6-a97528c-8f066d</meta:generator>
    <dc:date>2012-10-08T12:41:33</dc:date>
    <meta:editing-duration>P4DT7H40M37S</meta:editing-duration>
    <meta:editing-cycles>231</meta:editing-cycles>
    <meta:document-statistic meta:table-count="3" meta:cell-count="5659" meta:object-count="0"/>
  </office:meta>
</office:document-meta>
</file>